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8.027cm" fo:min-width="13.746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893cm" fo:min-width="4.58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893cm" fo:min-width="4.574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4.579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fill-color="#ff420e" draw:textarea-horizontal-align="justify" draw:textarea-vertical-align="middle" draw:auto-grow-height="false" fo:min-height="0.893cm" fo:min-width="2.294cm"/>
    </style:style>
    <style:style style:name="gr8" style:family="graphic" style:parent-style-name="standard">
      <style:graphic-properties draw:stroke="none" svg:stroke-color="#000000" draw:fill="none" draw:fill-color="#ffffff" fo:min-height="1.374cm"/>
    </style:style>
    <style:style style:name="gr9" style:family="graphic" style:parent-style-name="standard">
      <style:graphic-properties svg:stroke-color="#000000" draw:fill-color="#990000" draw:textarea-horizontal-align="justify" draw:textarea-vertical-align="top" draw:auto-grow-height="false" fo:min-height="8.282cm" fo:min-width="2.825cm"/>
    </style:style>
    <style:style style:name="gr10" style:family="graphic" style:parent-style-name="standard">
      <style:graphic-properties svg:stroke-color="#000000" draw:fill-color="#7e0021" draw:textarea-horizontal-align="justify" draw:textarea-vertical-align="middle" draw:auto-grow-height="false" fo:min-height="2.121cm" fo:min-width="3.183cm"/>
    </style:style>
    <style:style style:name="gr11" style:family="graphic" style:parent-style-name="standard">
      <style:graphic-properties svg:stroke-color="#000000" draw:fill-color="#7e0021" draw:textarea-horizontal-align="justify" draw:textarea-vertical-align="middle" draw:auto-grow-height="false" fo:min-height="2.12cm" fo:min-width="3.183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gr13" style:family="graphic" style:parent-style-name="objectwithoutfill">
      <style:graphic-properties svg:stroke-color="#000000" draw:marker-end="Arrow" draw:fill="none" draw:textarea-vertical-align="middl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6.414cm" fo:min-width="13.784cm" fo:padding-top="0.142cm" fo:padding-bottom="0.142cm" fo:padding-left="0.267cm" fo:padding-right="0.267cm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svg:stroke-width="0.018cm" svg:stroke-color="#000000" draw:marker-start-width="0.227cm" draw:marker-end="Arrow" draw:marker-end-width="0.227cm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fo:min-height="1.747cm"/>
    </style:style>
    <style:style style:name="gr18" style:family="graphic" style:parent-style-name="standard">
      <style:graphic-properties svg:stroke-color="#000000" draw:marker-end="Arrow" draw:textarea-vertical-align="middl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9.763cm" fo:min-width="19.165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-color="#66cc00" draw:textarea-horizontal-align="justify" draw:textarea-vertical-align="top" draw:auto-grow-height="false" fo:min-height="6.131cm" fo:min-width="8.294cm"/>
    </style:style>
    <style:style style:name="gr21" style:family="graphic" style:parent-style-name="standard">
      <style:graphic-properties svg:stroke-color="#000000" draw:fill-color="#669900" draw:textarea-horizontal-align="justify" draw:textarea-vertical-align="middle" draw:auto-grow-height="false" fo:min-height="0.893cm" fo:min-width="8.633cm"/>
    </style:style>
    <style:style style:name="gr22" style:family="graphic" style:parent-style-name="standard">
      <style:graphic-properties svg:stroke-color="#000000" draw:fill-color="#ff9900" draw:textarea-horizontal-align="justify" draw:textarea-vertical-align="middle" draw:auto-grow-height="false" fo:min-height="1.401cm" fo:min-width="3.34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615cm" fo:min-width="4.524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Liberation Mono" fo:font-size="10pt" style:font-size-asian="10pt" style:font-size-complex="10pt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990000"/>
      <style:paragraph-properties fo:text-align="center"/>
    </style:style>
    <style:style style:name="P9" style:family="paragraph">
      <style:paragraph-properties fo:text-align="center"/>
      <style:text-properties fo:font-size="13pt" style:font-size-asian="10pt" style:font-size-complex="10pt"/>
    </style:style>
    <style:style style:name="P10" style:family="paragraph">
      <loext:graphic-properties draw:fill-color="#7e0021"/>
      <style:paragraph-properties fo:text-align="center"/>
      <style:text-properties fo:font-size="13pt" style:font-size-asian="10pt" style:font-size-complex="10pt"/>
    </style:style>
    <style:style style:name="P11" style:family="paragraph">
      <style:paragraph-properties fo:text-align="end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end"/>
      <style:text-properties fo:font-size="24pt" style:font-size-asian="24pt" style:font-size-complex="24pt"/>
    </style:style>
    <style:style style:name="P13" style:family="paragraph">
      <loext:graphic-properties draw:fill-color="#66cc00"/>
      <style:paragraph-properties fo:text-align="center"/>
      <style:text-properties style:font-name="Liberation Mono"/>
    </style:style>
    <style:style style:name="P14" style:family="paragraph">
      <loext:graphic-properties draw:fill-color="#669900"/>
      <style:paragraph-properties fo:text-align="center"/>
    </style:style>
    <style:style style:name="P15" style:family="paragraph">
      <loext:graphic-properties draw:fill-color="#ff9900"/>
      <style:paragraph-properties fo:text-align="center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8.509cm" svg:x="4.556cm" svg:y="2.1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862.85430134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08cm" svg:height="1.143cm" svg:x="7.096cm" svg:y="4.683cm">
          <text:p text:style-name="P2">UX-DUMP Fil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74cm" svg:height="1.143cm" svg:x="7.102cm" svg:y="5.953cm">
          <text:p text:style-name="P2">PSD File<text:tab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74cm" svg:height="1.143cm" svg:x="7.102cm" svg:y="7.223cm">
          <text:p text:style-name="P2">Sketch File</text:p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12.176cm" svg:y1="5.318cm" svg:x2="13.446cm" svg:y2="5.318cm">
            <text:p/>
          </draw:line>
          <draw:line draw:style-name="gr4" draw:text-style-name="P3" draw:layer="layout" svg:x1="12.176cm" svg:y1="6.588cm" svg:x2="13.446cm" svg:y2="6.588cm">
            <text:p/>
          </draw:line>
          <draw:line draw:style-name="gr4" draw:text-style-name="P3" draw:layer="layout" svg:x1="12.176cm" svg:y1="7.858cm" svg:x2="13.446cm" svg:y2="7.858cm">
            <text:p/>
          </draw:line>
        </draw:g>
        <draw:custom-shape draw:style-name="gr5" draw:text-style-name="P4" draw:layer="layout" svg:width="5.079cm" svg:height="1.143cm" svg:x="13.447cm" svg:y="4.683cm">
          <text:p text:style-name="P2"><text:span text:style-name="T1">UIAutomatorViewer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79cm" svg:height="1.143cm" svg:x="13.44cm" svg:y="5.928cm">
          <text:p text:style-name="P2"><text:span text:style-name="T1">PSD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79cm" svg:height="1.143cm" svg:x="13.44cm" svg:y="7.198cm">
          <text:p text:style-name="P2"><text:span text:style-name="T1">SketchParser</text:span></text:p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6.08cm" svg:y1="5.191cm" svg:x2="7.096cm" svg:y2="5.191cm">
            <text:p/>
          </draw:line>
          <draw:line draw:style-name="gr4" draw:text-style-name="P3" draw:layer="layout" svg:x1="6.08cm" svg:y1="6.461cm" svg:x2="7.096cm" svg:y2="6.461cm">
            <text:p/>
          </draw:line>
          <draw:line draw:style-name="gr4" draw:text-style-name="P3" draw:layer="layout" svg:x1="6.08cm" svg:y1="7.731cm" svg:x2="7.096cm" svg:y2="7.731cm">
            <text:p/>
          </draw:line>
          <draw:line draw:style-name="gr6" draw:text-style-name="P3" draw:layer="layout" svg:x1="6.08cm" svg:y1="4.429cm" svg:x2="6.08cm" svg:y2="7.731cm">
            <text:p/>
          </draw:line>
        </draw:g>
        <draw:custom-shape draw:style-name="gr7" draw:text-style-name="P5" draw:layer="layout" svg:width="2.794cm" svg:height="1.143cm" svg:x="4.683cm" svg:y="3.286cm">
          <text:p text:style-name="P2">User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4.478cm" svg:height="2.132cm" svg:x="4.81cm" svg:y="8.62cm">
          <draw:text-box>
            <text:p text:style-name="P6"><text:span text:style-name="T2">The user uploads one or more activities in a variety of formats. These are parsed and stored in a SQL database.</text:span></text:p>
          </draw:text-box>
        </draw:frame>
        <draw:g>
          <draw:custom-shape draw:style-name="gr9" draw:text-style-name="P8" draw:layer="layout" svg:width="3.683cm" svg:height="8.89cm" svg:x="20.304cm" svg:y="5.826cm">
            <text:p text:style-name="P2">SQL</text:p>
            <text:p text:style-name="P2">Databa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0" xml:id="id3" draw:id="id3" draw:layer="layout" svg:width="3.683cm" svg:height="2.371cm" svg:x="20.304cm" svg:y="7.604cm">
            <text:p text:style-name="P9"><text:span text:style-name="T3">Activitie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0" xml:id="id5" draw:id="id5" draw:layer="layout" svg:width="3.683cm" svg:height="2.37cm" svg:x="20.304cm" svg:y="9.975cm">
            <text:p text:style-name="P9"><text:span text:style-name="T3">Components &amp;</text:span></text:p>
            <text:p text:style-name="P9"><text:span text:style-name="T3">Their Attribut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2" draw:id="id2" draw:layer="layout" svg:width="3.683cm" svg:height="2.371cm" svg:x="20.304cm" svg:y="12.345cm">
            <text:p text:style-name="P9"><text:span text:style-name="T3">Links between</text:span></text:p>
            <text:p text:style-name="P9"><text:span text:style-name="T3">activitie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2" draw:layer="layout" svg:width="10.541cm" svg:height="1.778cm" svg:x="7.985cm" svg:y="2.397cm">
          <draw:text-box>
            <text:p text:style-name="P11"><text:span text:style-name="T4">1. Upload &amp; Parse</text:span></text:p>
          </draw:text-box>
        </draw:frame>
        <draw:line draw:style-name="gr6" draw:text-style-name="P3" draw:layer="layout" svg:x1="19.415cm" svg:y1="5.318cm" svg:x2="19.415cm" svg:y2="10.525cm">
          <text:p/>
        </draw:line>
        <draw:line draw:style-name="gr13" draw:text-style-name="P3" draw:layer="layout" svg:x1="19.415cm" svg:y1="10.525cm" svg:x2="20.304cm" svg:y2="10.525cm">
          <text:p/>
        </draw:line>
        <draw:custom-shape draw:style-name="gr14" draw:text-style-name="P1" draw:layer="layout" svg:width="14.478cm" svg:height="6.858cm" svg:x="4.556cm" svg:y="11.287cm">
          <text:p/>
          <draw:enhanced-geometry svg:viewBox="0 0 21600 21600" draw:path-stretchpoint-x="10800" draw:path-stretchpoint-y="10800" draw:text-areas="?f3 ?f4 ?f5 ?f6" draw:type="round-rectangle" draw:modifiers="862.85430134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18.519cm" svg:y1="6.626cm" svg:x2="20.304cm" svg:y2="8.324cm" svg:d="M18519 6626h893v1698h892" svg:viewBox="0 0 1786 1699">
          <text:p/>
        </draw:connector>
        <draw:connector draw:style-name="gr16" draw:text-style-name="P2" draw:layer="layout" svg:x1="18.519cm" svg:y1="7.896cm" svg:x2="20.304cm" svg:y2="8.324cm" svg:d="M18519 7896h893v428h892" svg:viewBox="0 0 1786 429">
          <text:p/>
        </draw:connector>
        <draw:frame draw:style-name="gr12" draw:text-style-name="P12" draw:layer="layout" svg:width="10.541cm" svg:height="1.778cm" svg:x="7.985cm" svg:y="11.541cm">
          <draw:text-box>
            <text:p text:style-name="P11"><text:span text:style-name="T4">2. Choose Links</text:span></text:p>
          </draw:text-box>
        </draw:frame>
        <draw:frame draw:style-name="gr17" draw:text-style-name="P7" draw:layer="layout" svg:width="14.478cm" svg:height="2.132cm" svg:x="4.683cm" svg:y="15.732cm">
          <draw:text-box>
            <text:p text:style-name="P6"><text:span text:style-name="T2">The user links activities via buttons. The links are checked by the LinkManager and stored in the database.</text:span></text:p>
          </draw:text-box>
        </draw:frame>
        <draw:custom-shape draw:style-name="gr7" draw:text-style-name="P5" draw:layer="layout" svg:width="2.794cm" svg:height="1.143cm" svg:x="4.937cm" svg:y="12.938cm">
          <text:p text:style-name="P2">Us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731cm" svg:y1="13.573cm" svg:x2="9.255cm" svg:y2="13.573cm">
          <text:p/>
        </draw:line>
        <draw:custom-shape draw:style-name="gr5" draw:text-style-name="P4" xml:id="id1" draw:id="id1" draw:layer="layout" svg:width="5.079cm" svg:height="1.143cm" svg:x="9.256cm" svg:y="12.938cm">
          <text:p text:style-name="P2"><text:span text:style-name="T1">LinkManager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svg:x1="11.795cm" svg:y1="14.081cm" svg:x2="22.145cm" svg:y2="14.716cm" draw:start-shape="id1" draw:start-glue-point="2" draw:end-shape="id2" svg:d="M11795 14081v1135h10350v-500" svg:viewBox="0 0 10351 1136">
          <text:p/>
        </draw:connector>
        <draw:custom-shape draw:style-name="gr19" draw:text-style-name="P1" draw:layer="layout" svg:width="19.939cm" svg:height="10.287cm" svg:x="25.257cm" svg:y="7.985cm">
          <text:p/>
          <draw:enhanced-geometry svg:viewBox="0 0 21600 21600" draw:path-stretchpoint-x="10800" draw:path-stretchpoint-y="10800" draw:text-areas="?f3 ?f4 ?f5 ?f6" draw:type="round-rectangle" draw:modifiers="862.85430134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2" draw:layer="layout" svg:width="10.541cm" svg:height="1.778cm" svg:x="34.274cm" svg:y="8.366cm">
          <draw:text-box>
            <text:p text:style-name="P11"><text:span text:style-name="T4">Stage 3 – Export</text:span></text:p>
          </draw:text-box>
        </draw:frame>
        <draw:frame draw:style-name="gr8" draw:text-style-name="P7" draw:layer="layout" svg:width="14.478cm" svg:height="1.624cm" svg:x="25.384cm" svg:y="16.494cm">
          <draw:text-box>
            <text:p text:style-name="P6"><text:span text:style-name="T2">Transform the Android project into source code (that can be compiled and viewed in an Android emulator).</text:span></text:p>
          </draw:text-box>
        </draw:frame>
        <draw:g>
          <draw:custom-shape draw:style-name="gr20" draw:text-style-name="P13" draw:layer="layout" svg:width="9.144cm" svg:height="6.731cm" svg:x="25.765cm" svg:y="8.747cm">
            <text:p text:style-name="P2"><text:span text:style-name="T5">Exporter</text:span></text:p>
            <draw:enhanced-geometry svg:viewBox="0 0 21600 21600" draw:path-stretchpoint-x="10800" draw:path-stretchpoint-y="10800" draw:text-areas="?f3 ?f4 ?f5 ?f6" draw:type="round-rectangle" draw:modifiers="1919.190215099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xml:id="id4" draw:id="id4">
            <draw:custom-shape draw:style-name="gr21" draw:text-style-name="P14" draw:layer="layout" svg:width="9.133cm" svg:height="1.143cm" svg:x="25.776cm" svg:y="9.763cm">
              <text:p text:style-name="P2">Layout Generator</text:p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9.133cm" svg:height="1.143cm" svg:x="25.765cm" svg:y="10.906cm">
              <text:p text:style-name="P2">Source Code Generator</text:p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9.133cm" svg:height="1.143cm" svg:x="25.765cm" svg:y="12.049cm">
              <text:p text:style-name="P2">Build Code Generator</text:p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9.133cm" svg:height="1.143cm" svg:x="25.765cm" svg:y="13.192cm">
              <text:p text:style-name="P2">AndroidManifest.xml Generator</text:p>
              <draw:enhanced-geometry svg:viewBox="0 0 21600 21600" draw:type="rectangle" draw:enhanced-path="M 0 0 L 21600 0 21600 21600 0 21600 0 0 Z N"/>
            </draw:custom-shape>
            <draw:custom-shape draw:style-name="gr21" draw:text-style-name="P14" draw:layer="layout" svg:width="9.133cm" svg:height="1.143cm" svg:x="25.765cm" svg:y="14.335cm">
              <text:p text:style-name="P2">Resource/Folder Generator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5" xml:id="id6" draw:id="id6" draw:layer="layout" svg:width="3.842cm" svg:height="1.651cm" svg:x="35.798cm" svg:y="11.795cm">
          <text:p text:style-name="P2">Android</text:p>
          <text:p text:style-name="P2">Project!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3.987cm" svg:y1="8.789cm" svg:x2="25.765cm" svg:y2="12.62cm" draw:start-shape="id3" draw:end-shape="id4" svg:d="M23987 8789h888v3831h890" svg:viewBox="0 0 1779 3832">
          <text:p/>
        </draw:connector>
        <draw:connector draw:style-name="gr15" draw:text-style-name="P2" draw:layer="layout" svg:x1="23.987cm" svg:y1="11.16cm" svg:x2="25.765cm" svg:y2="12.62cm" draw:start-shape="id5" draw:start-glue-point="1" draw:end-shape="id4" draw:end-glue-point="3" svg:d="M23987 11160h888v1460h890" svg:viewBox="0 0 1779 1461">
          <text:p/>
        </draw:connector>
        <draw:connector draw:style-name="gr18" draw:text-style-name="P2" draw:layer="layout" svg:x1="23.987cm" svg:y1="13.53cm" svg:x2="25.765cm" svg:y2="12.62cm" draw:start-shape="id2" draw:start-glue-point="1" draw:end-shape="id4" draw:end-glue-point="3" svg:d="M23987 13530h888v-910h890" svg:viewBox="0 0 1779 911">
          <text:p/>
        </draw:connector>
        <draw:connector draw:style-name="gr18" draw:text-style-name="P2" draw:layer="layout" svg:x1="34.909cm" svg:y1="12.62cm" svg:x2="35.798cm" svg:y2="12.62cm" draw:start-shape="id4" draw:start-glue-point="1" draw:end-shape="id6" svg:d="M34909 12620h889" svg:viewBox="0 0 890 1">
          <text:p/>
        </draw:connector>
        <draw:custom-shape draw:style-name="gr23" draw:text-style-name="P16" draw:layer="layout" svg:width="5.334cm" svg:height="3.175cm" svg:x="39.481cm" svg:y="14.716cm">
          <text:p text:style-name="P2"><text:span text:style-name="T2">Automatically</text:span></text:p>
          <text:p text:style-name="P2"><text:span text:style-name="T2">compile and</text:span></text:p>
          <text:p text:style-name="P2"><text:span text:style-name="T2">deploy with</text:span></text:p>
          <text:p text:style-name="P2"><text:span text:style-name="T2">external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3" draw:layer="layout" svg:x1="18.526cm" svg:y1="5.318cm" svg:x2="19.415cm" svg:y2="5.318cm">
          <text:p/>
        </draw:line>
        <draw:line draw:style-name="gr24" draw:text-style-name="P3" draw:layer="layout" svg:x1="39.608cm" svg:y1="12.557cm" svg:x2="41.894cm" svg:y2="12.557cm">
          <text:p/>
        </draw:line>
        <draw:line draw:style-name="gr25" draw:text-style-name="P3" draw:layer="layout" svg:x1="41.894cm" svg:y1="12.557cm" svg:x2="41.894cm" svg:y2="14.716cm">
          <text:p/>
        </draw:line>
        <draw:line draw:style-name="gr25" draw:text-style-name="P3" draw:layer="layout" svg:x1="20.304cm" svg:y1="13.446cm" svg:x2="14.335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20:50:11.164642724</meta:creation-date>
    <dc:date>2017-02-15T17:48:18.404099903</dc:date>
    <meta:editing-duration>PT1H12M7S</meta:editing-duration>
    <meta:editing-cycles>119</meta:editing-cycles>
    <meta:generator>LibreOffice/5.2.3.3$Linux_X86_64 LibreOffice_project/20m0$Build-3</meta:generator>
    <meta:document-statistic meta:object-count="56"/>
  </office:meta>
</office:document-meta>
</file>